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d9d9e3"/>
      <style:text-properties fo:color="#000000" fo:font-size="11pt" style:font-size-asian="11pt" style:font-size-complex="11pt"/>
    </style:style>
    <style:style style:name="T1" style:family="text">
      <style:text-properties fo:color="#8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mes Q. Thompson<text:line-break/>5350 Burnet Rd. #136<text:line-break/>Austin, TX 78756<text:line-break/>January 24, 2023<text:line-break/><text:line-break/>Rippling<text:line-break/>470 Park Ave South<text:line-break/>New York, NY 10016</text:p>
      <text:p text:style-name="P1"/>
      <text:p text:style-name="P1">To Whom It May Concern:</text:p>
      <text:p text:style-name="P1">I am writing to express my strong interest in the Principal Product Designer position at Rippling, as advertised on your website. With 12 years of extensive experience in User Experience Design and Front-End Development, I am excited to bring my design experience, technical expertise and communication skills to contribute to Rippling's growth and success.</text:p>
      <text:p text:style-name="P1">The role of Principal Product Designer at Rippling aligns perfectly with my professional background and passion for bridging the gap between cutting-edge technology and user-centric solutions. I am enthusiastic about the opportunity to play a pivotal role on the design team at Rippling. </text:p>
      <text:p text:style-name="P1">In addition to fully understanding the end to end design process, I possess a solid foundation in various front-end technologies, including NodeJS, and React. I have successfully integrated these technologies to create seamless and engaging user experiences, making me well-suited to bring designs to life by creating prototypes to help the design team communicate with executives and customers. Furthermore, I bring excellent communication and interpersonal skills to the table, which are essential for effectively conveying technical information to non-technical individuals and collaborating internally with cross-functional teams.</text:p>
      <text:p text:style-name="P1">In summary, my 12 years of experience in User Experience Design and Front-End Development, combined with my technical knowledge and communication skills, uniquely position me to excel in the role of Principal Product Designer at Rippling. I am excited about the opportunity to work with the talented team at Rippling and contribute to the company's growth and customer satisfaction.</text:p>
      <text:p text:style-name="P1">Thank you for considering my application. I am looking forward to the possibility of discussing how my skills and experience align with Rippling's vision and goals. Please find my resume attached for your reference. I can be reached at 202.275.5700 or thompsonjamesquillan@gmail.com to schedule a conversation at your earliest convenience.</text:p>
      <text:p text:style-name="P1"/>
      <text:p text:style-name="P1">Sincerely,<text:line-break/><text:line-break/></text:p>
      <text:p text:style-name="P1">James Q. Thomps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1-24T17:15:41</meta:creation-date>
    <meta:editing-duration>PT42M54S</meta:editing-duration>
    <meta:editing-cycles>4</meta:editing-cycles>
    <meta:generator>OpenOffice/4.1.15$Unix OpenOffice.org_project/4115m2$Build-9813</meta:generator>
    <dc:date>2024-01-24T18:26:48</dc:date>
    <dc:creator>James Thompson</dc:creator>
    <meta:document-statistic meta:table-count="0" meta:image-count="0" meta:object-count="0" meta:page-count="1" meta:paragraph-count="9" meta:word-count="323" meta:character-count="2173"/>
  </office:meta>
</office:document-meta>
</file>